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y tracer 1</text:p>
          </table:table-cell>
          <table:table-cell table:number-columns-repeated="3"/>
          <table:table-cell office:value-type="string" calcext:value-type="string">
            <text:p>ray tracer 1 </text:p>
          </table:table-cell>
          <table:table-cell table:number-columns-repeated="3"/>
          <table:table-cell office:value-type="string" calcext:value-type="string">
            <text:p>ray tracer 1</text:p>
          </table:table-cell>
          <table:table-cell table:number-columns-repeated="2"/>
          <table:table-cell office:value-type="string" calcext:value-type="string">
            <text:p>ray tracer 1 </text:p>
          </table:table-cell>
          <table:table-cell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 office:value-type="string" calcext:value-type="string">
            <text:p>visible green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 office:value-type="string" calcext:value-type="string">
            <text:p>visible green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No visible green</text:p>
          </table:table-cell>
        </table:table-row>
        <table:table-row table:style-name="ro1">
          <table:table-cell office:value-type="string" calcext:value-type="string">
            <text:p>test1-p_0.5859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0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166666675359010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29296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9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925925909541547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146484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92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1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041666720993816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732421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388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2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111111138015985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3662109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484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28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190476235933601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18310546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58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3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282051322050392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91552734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67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4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388888922519981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457763671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77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4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515151467174291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2288818359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86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5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6666667070239782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11444091796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96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63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851851819083094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057220458984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06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7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08333344198763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0286102294921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15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7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38095247186720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01430511474609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25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8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77777784503996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171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34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9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3333333414047956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1175870895385742e-0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44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98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4166666883975267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7881393432617188e-0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54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0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5555555690079927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343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63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1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57471264153718948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2351741790771484e-0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73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1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59523811796680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7939677238464355e-07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82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2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172839784994721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3.5762786865234375e-0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192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33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4102566102519631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4.687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02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4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66666659526526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4.4703483581542969e-0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11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4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9444446125999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5.5879354476928711e-07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21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5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246377062983810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7.152557373046875e-05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30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6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5757573358714581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8.9406967163085938e-0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2-d_240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68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9365080455318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9.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50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7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83333335351198912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8.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59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8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83333337679505348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37.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69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8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8771930006332695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78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9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9803922148421406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5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88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203.jpg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ay tracer 2</text:p>
          </table:table-cell>
          <table:table-cell table:number-columns-repeated="3"/>
          <table:table-cell office:value-type="string" calcext:value-type="string">
            <text:p>ray tracer 2</text:p>
          </table:table-cell>
          <table:table-cell table:number-columns-repeated="3"/>
          <table:table-cell office:value-type="string" calcext:value-type="string">
            <text:p>ray tracer 2</text:p>
          </table:table-cell>
          <table:table-cell table:number-columns-repeated="2"/>
          <table:table-cell office:value-type="string" calcext:value-type="string">
            <text:p>ray tracer 2</text:p>
          </table:table-cell>
          <table:table-cell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 office:value-type="string" calcext:value-type="string">
            <text:p>visible green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 office:value-type="string" calcext:value-type="string">
            <text:p>visible green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test pixel correct </text:p>
          </table:table-cell>
          <table:table-cell/>
          <table:table-cell office:value-type="string" calcext:value-type="string">
            <text:p>test case</text:p>
          </table:table-cell>
          <table:table-cell office:value-type="string" calcext:value-type="string">
            <text:p>No visible green</text:p>
          </table:table-cell>
        </table:table-row>
        <table:table-row table:style-name="ro1">
          <table:table-cell office:value-type="string" calcext:value-type="string">
            <text:p>test1-p_0.0001430511474609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0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57471264153718948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0286102294921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06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10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59523811796680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057220458984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15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1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172839784994721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11444091796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25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1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4102566102519631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2288818359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34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2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66666659526526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457763671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44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33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69444446125999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091552734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54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4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246377062983810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18310546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63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4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5757573358714581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3662109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73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7936508045531809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0732421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82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5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83333335351198912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146484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92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6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166666675359010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29296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19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168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8771930006332695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0.5859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02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7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9259259095415473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1175870895385742e-0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11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8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09803922148421406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171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21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8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041666720993816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5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30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19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111111138015985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.7881393432617188e-0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40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203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190476235933601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18.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500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2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282051322050392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2351741790771484e-0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596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28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3888889225199819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34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692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35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515151467174291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2.7939677238464355e-07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788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42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6666667070239782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3.5762786865234375e-0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884.jpg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est3-p_49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18518518190830946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37.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292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56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08333344198763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4.4703483581542969e-0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388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63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38095247186720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4.68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484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70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27777778450399637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5.5879354476928711e-07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580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7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33333334140479565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7.152557373046875e-0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67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7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4166666883975267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772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84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55555556900799274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8.9406967163085938e-06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868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91.jp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est4-p_0.0083333337679505348.jp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1-p_9.375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2-d_964.jp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est3-p_98.jpg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1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2:42:40.909267592</meta:creation-date>
    <dc:date>2016-05-06T13:24:36.173613904</dc:date>
    <meta:editing-duration>PT22M53S</meta:editing-duration>
    <meta:editing-cycles>1</meta:editing-cycles>
    <meta:document-statistic meta:table-count="1" meta:cell-count="624" meta:object-count="0"/>
    <meta:generator>LibreOffice/4.3.7.2$Linux_X86_64 LibreOffice_project/430$Build-2</meta:generator>
  </office:meta>
</office:document-meta>
</file>